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632cm"/>
    </style:style>
    <style:style style:name="gr4" style:family="graphic" style:parent-style-name="standard">
      <style:graphic-properties draw:stroke="none" svg:stroke-color="#000000" draw:fill="none" draw:fill-color="#ffffff" draw:auto-grow-height="true" draw:auto-grow-width="false" fo:max-height="0cm" fo:min-height="6.41cm"/>
    </style:style>
    <style:style style:name="gr5" style:family="graphic" style:parent-style-name="standard">
      <style:graphic-properties draw:stroke="none" svg:stroke-color="#000000" draw:fill="none" draw:fill-color="#ffffff" draw:auto-grow-height="true" draw:auto-grow-width="false" fo:max-height="0cm" fo:min-height="4.624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5.084cm"/>
    </style:style>
    <style:style style:name="gr8" style:family="graphic" style:parent-style-name="standard">
      <style:graphic-properties draw:stroke="none" svg:stroke-color="#000000" draw:fill="none" draw:fill-color="#ffffff" draw:auto-grow-height="true" draw:auto-grow-width="false" fo:max-height="0cm" fo:min-height="6.608cm"/>
    </style:style>
    <style:style style:name="gr9" style:family="graphic" style:parent-style-name="standard">
      <style:graphic-properties draw:stroke="none" svg:stroke-color="#000000" draw:fill="none" draw:fill-color="#ffffff" draw:auto-grow-height="true" draw:auto-grow-width="false" fo:max-height="0cm" fo:min-height="6.013cm"/>
    </style:style>
    <style:style style:name="gr10" style:family="graphic" style:parent-style-name="standard">
      <style:graphic-properties draw:stroke="none" svg:stroke-color="#000000" draw:fill="none" draw:fill-color="#ffffff" draw:auto-grow-height="true" draw:auto-grow-width="false" fo:max-height="0cm" fo:min-height="6.262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P6" style:family="paragraph">
      <style:paragraph-properties fo:margin-left="0cm" fo:margin-right="0cm" fo:margin-top="0cm" fo:margin-bottom="0cm" fo:text-indent="0cm" style:text-autospace="none"/>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P8"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8.5pt" fo:text-shadow="1pt 1pt" fo:font-weight="bold" style:font-name-asian="Segoe UI" style:font-size-asian="8.5pt" style:font-weight-asian="bold" style:font-name-complex="Segoe UI" style:font-size-complex="8.5pt" style:font-weight-complex="bold"/>
    </style:style>
    <style:style style:name="P9" style:family="paragraph">
      <loext:graphic-properties draw:fill-color="#ffffff"/>
      <style:text-properties fo:font-size="20pt"/>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text-shadow="none"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5" style:family="text">
      <style:text-properties fo:color="#ffffff" style:text-position="super 58%" style:font-name="Segoe UI Semibold" fo:font-size="16pt" fo:font-style="italic" fo:text-shadow="1pt 1pt" fo:font-weight="normal" style:font-name-asian="Segoe UI" style:font-size-asian="16pt" style:font-style-asian="italic" style:font-weight-asian="normal" style:font-name-complex="Segoe UI" style:font-size-complex="16pt" style:font-style-complex="italic" style:font-weight-complex="normal"/>
    </style:style>
    <style:style style:name="T6" style:family="text">
      <style:text-properties fo:color="#000000" style:text-position="super 58%" style:font-name="Segoe UI Semibold1"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7" style:family="text">
      <style:text-properties fo:color="#000000" style:font-name="Segoe UI Semibold1"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8" style:family="text">
      <style:text-properties fo:color="#000000" style:font-name="Segoe UI Semibold1" fo:font-size="32pt" fo:font-style="italic" fo:text-shadow="none" style:font-name-asian="Segoe UI" style:font-size-asian="32pt" style:font-style-asian="italic" style:font-name-complex="Segoe UI" style:font-size-complex="32pt" style:font-style-complex="italic"/>
    </style:style>
    <style:style style:name="T9" style:family="text">
      <style:text-properties fo:color="#000000" style:text-position="super 58%" style:font-name="Segoe UI Semibold1" fo:font-size="32pt" fo:font-style="italic" fo:text-shadow="none"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892cm" svg:height="3.063cm" svg:x="1.524cm" svg:y="0.762cm">
          <draw:text-box>
            <text:p text:style-name="P1"><text:span text:style-name="T1">Epistle Reading</text:span></text:p>
            <text:p text:style-name="P1"><text:span text:style-name="T2">Philippians 4:4–13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4.384cm" svg:height="4.882cm" svg:x="1.778cm" svg:y="0.96cm">
          <draw:text-box>
            <text:p text:style-name="P4"><text:span text:style-name="T3">4</text:span><text:span text:style-name="T4">Rejoice in the Lord always; again I will say, Rejoice. </text:span><text:span text:style-name="T3">5</text:span><text:span text:style-name="T4">Let your reasonableness be known to everyone.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5" draw:layer="layout" svg:width="24.13cm" svg:height="6.66cm" svg:x="2.032cm" svg:y="0.96cm">
          <draw:text-box>
            <text:p text:style-name="P4"><text:span text:style-name="T4">The Lord is at hand; </text:span><text:span text:style-name="T3">6</text:span><text:span text:style-name="T4">do not be anxious about anything, but in everything by prayer and supplication with thanksgiving let your requests be made known to Go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5" draw:text-style-name="P7" draw:layer="layout" svg:width="24.892cm" svg:height="4.874cm" svg:x="1.621cm" svg:y="0.714cm">
          <draw:text-box>
            <text:p text:style-name="P6"><text:span text:style-name="T3">7</text:span><text:span text:style-name="T4">And the peace of God, which surpasses all understanding, will guard your hearts and your minds in Christ Jesu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6" draw:text-style-name="P7" draw:layer="layout" svg:width="24.657cm" svg:height="7.766cm" svg:x="1.551cm" svg:y="0.784cm">
          <draw:text-box>
            <text:p text:style-name="P6"><text:span text:style-name="T3">8</text:span><text:span text:style-name="T4">Finally, brothers, whatever is true, whatever is honorable, whatever is just, whatever is pure, whatever is lovely, whatever is commendable, if there is any excellence, if there is anything worthy of praise, think about these things.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7" draw:text-style-name="P7" draw:layer="layout" svg:width="25.4cm" svg:height="5.334cm" svg:x="1.27cm" svg:y="0.762cm">
          <draw:text-box>
            <text:p text:style-name="P6"><text:span text:style-name="T3">9</text:span><text:span text:style-name="T4">What you have learned and received and heard and seen in me—practice these things, and the God of peace will be with you.</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8" draw:text-style-name="P7" draw:layer="layout" svg:width="25.146cm" svg:height="6.858cm" svg:x="1.524cm" svg:y="0.808cm">
          <draw:text-box>
            <text:p text:style-name="P6"><text:span text:style-name="T3">10</text:span><text:span text:style-name="T4">I rejoiced in the Lord greatly that now at length you have revived your concern for me. You were indeed concerned for me, but you had no opportunity.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9" draw:text-style-name="P8" draw:layer="layout" svg:width="24.892cm" svg:height="6.263cm" svg:x="1.528cm" svg:y="0.854cm">
          <draw:text-box>
            <text:p text:style-name="P6"><text:span text:style-name="T5"><text:s/></text:span><text:span text:style-name="T6">11</text:span><text:span text:style-name="T7">Not that I am speaking of being in need, for I have learned in whatever situation I am to be content. </text:span><text:span text:style-name="T6">12</text:span><text:span text:style-name="T7">I know how to</text:span><text:span text:style-name="T8"> be brought low, and I know how to abound.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10" draw:text-style-name="P8" draw:layer="layout" svg:width="24.892cm" svg:height="6.512cm" svg:x="1.528cm" svg:y="0.854cm">
          <draw:text-box>
            <text:p text:style-name="P6"><text:span text:style-name="T8">In any and every circumstance, I have learned the secret of facing plenty and hunger, abundance and need. </text:span><text:span text:style-name="T9">13</text:span><text:span text:style-name="T8">I can do all things through him who strengthens me.</text:span></text:p>
          </draw:text-box>
        </draw:frame>
        <presentation:notes draw:style-name="dp2">
          <draw:page-thumbnail draw:style-name="gr2"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9T20:34:11.153000000</meta:creation-date>
    <dc:title>Hymn template</dc:title>
    <meta:editing-duration>PT19M1S</meta:editing-duration>
    <meta:editing-cycles>8</meta:editing-cycles>
    <meta:generator>LibreOffice/5.4.1.2$Windows_X86_64 LibreOffice_project/ea7cb86e6eeb2bf3a5af73a8f7777ac570321527</meta:generator>
    <meta:initial-creator>Arthur Hoch</meta:initial-creator>
    <dc:date>2017-10-12T14:23:07.080000000</dc:date>
    <meta:document-statistic meta:object-count="48"/>
    <meta:template xlink:type="simple" xlink:actuate="onRequest" xlink:title="Hymn template" xlink:href="../../AppData/Roaming/LibreOffice/4/user/template/Worship%20Templsates/Hymn%20template.otp" meta:date="2014-10-09T20:34:10.826000000"/>
  </office:meta>
</office:document-meta>
</file>